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middle" draw:auto-grow-height="false" fo:min-height="7.37cm" fo:min-width="9.279cm"/>
    </style:style>
    <style:style style:name="gr2" style:family="graphic" style:parent-style-name="standard">
      <style:graphic-properties draw:fill-color="#cccccc" draw:textarea-horizontal-align="justify" draw:textarea-vertical-align="middle" draw:auto-grow-height="false" fo:min-height="14.387cm" fo:min-width="6.104cm"/>
    </style:style>
    <style:style style:name="gr3" style:family="graphic" style:parent-style-name="standard">
      <style:graphic-properties draw:fill-color="#cccccc" draw:textarea-horizontal-align="justify" draw:textarea-vertical-align="middle" draw:auto-grow-height="false" fo:min-height="14.26cm" fo:min-width="5.85cm"/>
    </style:style>
    <style:style style:name="gr4" style:family="graphic" style:parent-style-name="standard">
      <style:graphic-properties draw:fill-color="#cccccc" draw:textarea-horizontal-align="justify" draw:textarea-vertical-align="middle" draw:auto-grow-height="false" fo:min-height="14.387cm" fo:min-width="5.247cm"/>
    </style:style>
    <style:style style:name="gr5" style:family="graphic" style:parent-style-name="objectwithoutfill">
      <style:graphic-properties draw:fill="none" draw:fill-color="#cccccc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loext:graphic-properties draw:fill="none" draw:fill-color="#cccccc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779cm" svg:height="7.62cm" svg:x="5.953cm" svg:y="2.778cm">
          <text:p text:style-name="P1">Library Class</text:p>
          <text:p text:style-name="P1">Private: </text:p>
          <text:p text:style-name="P1">Vector &lt;VHS&gt; allVHS;</text:p>
          <text:p text:style-name="P1">Vector &lt;Book&gt; allBooks;</text:p>
          <text:p text:style-name="P1">Vector &lt;Magazine&gt; allMagazines;</text:p>
          <text:p text:style-name="P1">Public:</text:p>
          <text:p text:style-name="P1">Void addVHS(VHS){}</text:p>
          <text:p text:style-name="P1">Void addBook(Book){}</text:p>
          <text:p text:style-name="P1">Void addMagazine(Magazine){}</text:p>
          <text:p text:style-name="P1">Void displayCollection(){}</text:p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6.604cm" svg:height="14.637cm" svg:x="1cm" svg:y="12.303cm">
          <text:p text:style-name="P1">Book Class</text:p>
          <text:p text:style-name="P1">Private:</text:p>
          <text:p text:style-name="P1">String title</text:p>
          <text:p text:style-name="P1">String author</text:p>
          <text:p text:style-name="P1">String description</text:p>
          <text:p text:style-name="P1">Public:</text:p>
          <text:p text:style-name="P1">Book(){}</text:p>
          <text:p text:style-name="P1">~Book(){}</text:p>
          <text:p text:style-name="P1">Void setTitle(){}</text:p>
          <text:p text:style-name="P1">Void setAuthor(){}</text:p>
          <text:p text:style-name="P1">Void setDescription(){}</text:p>
          <text:p text:style-name="P1">String getTitle(){}</text:p>
          <text:p text:style-name="P1">String getAuthor(){}</text:p>
          <text:p text:style-name="P1">String getDescription(){}</text:p>
          <text:p text:style-name="P1">Void displayBook(){}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6.35cm" svg:height="14.51cm" svg:x="8.112cm" svg:y="12.43cm">
          <text:p text:style-name="P1">VHS Class</text:p>
          <text:p text:style-name="P1">Private:</text:p>
          <text:p text:style-name="P1">String title</text:p>
          <text:p text:style-name="P1">String description</text:p>
          <text:p text:style-name="P1">Public:</text:p>
          <text:p text:style-name="P1">VHS(){}</text:p>
          <text:p text:style-name="P1">~VHS(){}</text:p>
          <text:p text:style-name="P1">Void setTitle(){}</text:p>
          <text:p text:style-name="P1">Void setDescription(){}</text:p>
          <text:p text:style-name="P1">String getTitle(){}</text:p>
          <text:p text:style-name="P1">String getDescription(){}</text:p>
          <text:p text:style-name="P1">Void displayVHS(){}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5.747cm" svg:height="14.637cm" svg:x="14.843cm" svg:y="12.303cm">
          <text:p text:style-name="P1">Magazine Class</text:p>
          <text:p text:style-name="P1">Private:</text:p>
          <text:p text:style-name="P1">String title</text:p>
          <text:p text:style-name="P1">String publisher</text:p>
          <text:p text:style-name="P1">Public:</text:p>
          <text:p text:style-name="P1">Magazine(){}</text:p>
          <text:p text:style-name="P1">~Magazine(){}</text:p>
          <text:p text:style-name="P1">Void setTitle(){}</text:p>
          <text:p text:style-name="P1">Void setPublisher(){}</text:p>
          <text:p text:style-name="P1">String getTitle(){}</text:p>
          <text:p text:style-name="P1">String getPublisher(){}</text:p>
          <text:p text:style-name="P1">Void displayMagazine(){}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5" draw:text-style-name="P3" draw:layer="layout" svg:x1="4.937cm" svg:y1="12.303cm" svg:x2="8.874cm" svg:y2="10.398cm">
          <text:p/>
        </draw:line>
        <draw:line draw:style-name="gr5" draw:text-style-name="P3" draw:layer="layout" svg:x1="11.033cm" svg:y1="12.43cm" svg:x2="11.033cm" svg:y2="10.398cm">
          <text:p/>
        </draw:line>
        <draw:line draw:style-name="gr5" draw:text-style-name="P3" draw:layer="layout" svg:x1="18.526cm" svg:y1="12.303cm" svg:x2="15.224cm" svg:y2="10.65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3T23:00:32.889000000</meta:creation-date>
    <dc:date>2017-03-03T23:10:01.615000000</dc:date>
    <meta:editing-duration>PT9M28S</meta:editing-duration>
    <meta:editing-cycles>1</meta:editing-cycles>
    <meta:document-statistic meta:object-count="7"/>
    <meta:generator>LibreOffice/5.0.2.2$Windows_x86 LibreOffice_project/37b43f919e4de5eeaca9b9755ed688758a8251fe</meta:generator>
  </office:meta>
</office:document-meta>
</file>